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EA01E5E3F2D3DCA6.png" manifest:media-type="image/png"/>
  <manifest:file-entry manifest:full-path="Pictures/100002010000020000000200B8F19238422475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15%" draw:textarea-horizontal-align="justify" draw:textarea-vertical-align="middle" draw:auto-grow-height="false" fo:min-height="3.814cm" fo:min-width="17.9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1.057cm"/>
    </style:style>
    <style:style style:name="gr9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06cm" fo:min-width="0cm"/>
    </style:style>
    <style:style style:name="P1" style:family="paragraph">
      <style:paragraph-properties fo:text-align="center"/>
    </style:style>
    <style:style style:name="P2" style:family="paragraph">
      <loext:graphic-properties draw:opacity="15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87cm" svg:height="3.087cm" svg:x="16.536cm" svg:y="1.894cm">
          <draw:image xlink:href="Pictures/100002010000020000000200EA01E5E3F2D3DCA6.png" xlink:type="simple" xlink:show="embed" xlink:actuate="onLoad" loext:mime-type="image/png">
            <text:p/>
          </draw:image>
        </draw:frame>
        <draw:frame draw:style-name="gr1" draw:text-style-name="P1" draw:layer="layout" svg:width="3.087cm" svg:height="3.087cm" svg:x="8.995cm" svg:y="2.073cm">
          <draw:image xlink:href="Pictures/100002010000020000000200EA01E5E3F2D3DCA6.png" xlink:type="simple" xlink:show="embed" xlink:actuate="onLoad" loext:mime-type="image/png">
            <text:p/>
          </draw:image>
        </draw:frame>
        <draw:frame draw:style-name="gr2" draw:text-style-name="P1" draw:layer="layout" svg:width="3.087cm" svg:height="3.087cm" svg:x="1.896cm" svg:y="7.574cm">
          <draw:image xlink:href="Pictures/100002010000020000000200EA01E5E3F2D3DCA6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1" draw:text-style-name="P1" draw:layer="layout" svg:width="3.087cm" svg:height="3.087cm" svg:x="5.297cm" svg:y="7.575cm">
          <draw:image xlink:href="Pictures/100002010000020000000200EA01E5E3F2D3DCA6.png" xlink:type="simple" xlink:show="embed" xlink:actuate="onLoad" loext:mime-type="image/png">
            <text:p/>
          </draw:image>
        </draw:frame>
        <draw:frame draw:style-name="gr1" draw:text-style-name="P1" draw:layer="layout" svg:width="3.087cm" svg:height="3.087cm" svg:x="8.698cm" svg:y="7.576cm">
          <draw:image xlink:href="Pictures/100002010000020000000200EA01E5E3F2D3DCA6.png" xlink:type="simple" xlink:show="embed" xlink:actuate="onLoad" loext:mime-type="image/png">
            <text:p/>
          </draw:image>
        </draw:frame>
        <draw:frame draw:style-name="gr1" draw:text-style-name="P1" draw:layer="layout" svg:width="3.087cm" svg:height="3.087cm" svg:x="16.599cm" svg:y="7.577cm">
          <draw:image xlink:href="Pictures/100002010000020000000200EA01E5E3F2D3DCA6.png" xlink:type="simple" xlink:show="embed" xlink:actuate="onLoad" loext:mime-type="image/png">
            <text:p/>
          </draw:image>
        </draw:frame>
        <draw:custom-shape draw:style-name="gr3" draw:text-style-name="P2" draw:layer="layout" svg:width="18.415cm" svg:height="4.064cm" svg:x="1.589cm" svg:y="7.5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92cm" svg:height="0.962cm" svg:x="7.505cm" svg:y="10.484cm">
          <draw:text-box>
            <text:p>Data-nodes (10 Nodes)</text:p>
          </draw:text-box>
        </draw:frame>
        <draw:frame draw:style-name="gr5" draw:text-style-name="P5" draw:layer="layout" svg:width="1.683cm" svg:height="1.826cm" svg:x="13.241cm" svg:y="8.171cm">
          <draw:text-box draw:corner-radius="2.159cm">
            <text:p text:style-name="P4"><text:span text:style-name="T1">...</text:span></text:p>
          </draw:text-box>
        </draw:frame>
        <draw:frame draw:style-name="gr5" draw:text-style-name="P3" draw:layer="layout" svg:width="3.597cm" svg:height="0.962cm" svg:x="8.86cm" svg:y="1.259cm">
          <draw:text-box>
            <text:p>Edge-node</text:p>
          </draw:text-box>
        </draw:frame>
        <draw:frame draw:style-name="gr6" draw:text-style-name="P3" draw:layer="layout" svg:width="4.058cm" svg:height="1.089cm" svg:x="16.113cm" svg:y="1.186cm">
          <draw:text-box>
            <text:p>Master-node</text:p>
          </draw:text-box>
        </draw:frame>
        <draw:custom-shape draw:style-name="gr7" draw:text-style-name="P1" draw:layer="layout" svg:width="1.778cm" svg:height="0.508cm" svg:x="13.492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778cm" svg:height="0.508cm" svg:x="13.392cm" svg:y="3.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508cm" svg:height="1.524cm" svg:x="10.009cm" svg:y="5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508cm" svg:height="1.497cm" svg:x="10.552cm" svg:y="5.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3.075cm" svg:height="3.075cm" svg:x="2.035cm" svg:y="2.077cm">
          <draw:image xlink:href="Pictures/100002010000020000000200B8F1923842247576.png" xlink:type="simple" xlink:show="embed" xlink:actuate="onLoad" loext:mime-type="image/png">
            <text:p/>
          </draw:image>
        </draw:frame>
        <draw:custom-shape draw:style-name="gr7" draw:text-style-name="P1" draw:layer="layout" svg:width="1.778cm" svg:height="0.508cm" svg:x="6.193cm" svg:y="3.1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778cm" svg:height="0.508cm" svg:x="6.093cm" svg:y="3.6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84cm" svg:height="0.962cm" svg:x="2.824cm" svg:y="1.181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22:31:24.344000000</meta:creation-date>
    <dc:date>2019-05-02T23:21:31.927000000</dc:date>
    <meta:editing-duration>PT19M15S</meta:editing-duration>
    <meta:editing-cycles>3</meta:editing-cycles>
    <meta:generator>LibreOffice/6.1.2.1$Windows_x86 LibreOffice_project/65905a128db06ba48db947242809d14d3f9a93fe</meta:generator>
    <meta:document-statistic meta:object-count="19"/>
  </office:meta>
</office:document-meta>
</file>